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7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text-properties style:font-name="Times New Roman" fo:font-size="20pt" fo:font-weight="bold" style:font-size-asian="18pt" style:font-size-complex="18pt"/>
    </style:style>
    <style:style style:name="P2" style:family="paragraph">
      <loext:graphic-properties draw:fill="none" draw:fill-color="#ffffff"/>
      <style:text-properties style:font-name="Times New Roman" fo:font-size="20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Times New Roman" fo:font-size="20pt" fo:font-weight="bold" style:font-size-asian="18pt" style:font-size-complex="18pt"/>
    </style:style>
    <style:style style:name="T2" style:family="text">
      <style:text-properties fo:font-size="22pt" fo:font-weight="bold" style:font-size-asian="18pt" style:font-size-complex="18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764cm" svg:height="3.048cm" svg:x="1.762cm" svg:y="9.135cm">
          <draw:text-box>
            <text:p text:style-name="P1"><text:span text:style-name="T1">Enter your favorite stars name? </text:span></text:p>
          </draw:text-box>
        </draw:frame>
        <draw:line draw:style-name="gr2" draw:text-style-name="P3" draw:layer="layout" svg:x1="8.366cm" svg:y1="12.437cm" svg:x2="4.683cm" svg:y2="14.723cm">
          <text:p/>
        </draw:line>
        <draw:frame draw:style-name="gr1" draw:text-style-name="P2" draw:layer="layout" svg:width="6.858cm" svg:height="3.048cm" svg:x="1.762cm" svg:y="14.735cm">
          <draw:text-box>
            <text:p text:style-name="P1"><text:span text:style-name="T1">If text is blank then </text:span></text:p>
            <text:p text:style-name="P1"><text:span text:style-name="T1">Error message </text:span></text:p>
          </draw:text-box>
        </draw:frame>
        <draw:line draw:style-name="gr2" draw:text-style-name="P3" draw:layer="layout" svg:x1="10.779cm" svg:y1="12.31cm" svg:x2="10.652cm" svg:y2="19.676cm">
          <text:p/>
        </draw:line>
        <draw:frame draw:style-name="gr1" draw:text-style-name="P2" draw:layer="layout" svg:width="14.732cm" svg:height="3.048cm" svg:x="2.397cm" svg:y="19.935cm">
          <draw:text-box>
            <text:p text:style-name="P1"><text:span text:style-name="T1">Display the Wikipedia picture and biography. In the next section display the associated Youtube videos </text:span></text:p>
          </draw:text-box>
        </draw:frame>
        <draw:frame draw:style-name="gr3" draw:text-style-name="P4" draw:layer="layout" svg:width="15.24cm" svg:height="2.286cm" svg:x="2.27cm" svg:y="2.27cm">
          <draw:text-box>
            <text:p><text:s text:c="20"/><text:span text:style-name="T2"><text:s/></text:span><text:span text:style-name="T3">Your favorite St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22:23:47.954027138</meta:creation-date>
    <dc:date>2017-10-05T22:33:48.583061608</dc:date>
    <meta:editing-duration>PT10M</meta:editing-duration>
    <meta:editing-cycles>1</meta:editing-cycles>
    <meta:document-statistic meta:object-count="6"/>
    <meta:generator>LibreOffice/5.3.4.2$Linux_X86_64 LibreOffice_project/f82d347ccc0be322489bf7da61d7e4ad13fe2ff3</meta:generator>
  </office:meta>
</office:document-meta>
</file>